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46pt"/>
    </style:style>
    <style:style style:name="co4" style:family="table-column">
      <style:table-column-properties fo:break-before="auto" style:column-width="8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urn" table:style-name="ta1">
        <table:shapes>
          <draw:frame draw:z-index="0" draw:style-name="gr1" draw:text-style-name="P1" svg:width="453.51pt" svg:height="255.09pt" svg:x="141.9pt" svg:y="176.2pt">
            <loext:p draw:notify-on-update-of-ranges="turn.A8:turn.A10 turn.B7:turn.B7 turn.B8:turn.B10 turn.C7:turn.C7 turn.C8:turn.C10 turn.D7:turn.D7 turn.D8:turn.D10 turn.E7:turn.E7 turn.E8:turn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FIFO</text:p>
          </table:table-cell>
          <table:table-cell office:value-type="string" calcext:value-type="string">
            <text:p>Round-Robin</text:p>
          </table:table-cell>
          <table:table-cell office:value-type="string" calcext:value-type="string">
            <text:p>CFS 1</text:p>
          </table:table-cell>
          <table:table-cell office:value-type="string" calcext:value-type="string">
            <text:p>CFS 2</text:p>
          </table:table-cell>
        </table:table-row>
        <table:table-row table:style-name="ro1">
          <table:table-cell office:value-type="string" calcext:value-type="string">
            <text:p>Wait Time</text:p>
          </table:table-cell>
          <table:table-cell office:value-type="float" office:value="560" calcext:value-type="float">
            <text:p>560</text:p>
          </table:table-cell>
          <table:table-cell office:value-type="float" office:value="862" calcext:value-type="float">
            <text:p>862</text:p>
          </table:table-cell>
          <table:table-cell office:value-type="float" office:value="1365" calcext:value-type="float">
            <text:p>1365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Turnaround Time</text:p>
          </table:table-cell>
          <table:table-cell office:value-type="float" office:value="686.8" calcext:value-type="float">
            <text:p>686.8</text:p>
          </table:table-cell>
          <table:table-cell office:value-type="float" office:value="988.7" calcext:value-type="float">
            <text:p>988.7</text:p>
          </table:table-cell>
          <table:table-cell office:value-type="float" office:value="1492.3" calcext:value-type="float">
            <text:p>1492.3</text:p>
          </table:table-cell>
          <table:table-cell office:value-type="float" office:value="1083.2" calcext:value-type="float">
            <text:p>1083.2</text:p>
          </table:table-cell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554.8" calcext:value-type="float">
            <text:p>554.8</text:p>
          </table:table-cell>
          <table:table-cell office:value-type="float" office:value="81.2" calcext:value-type="float">
            <text:p>81.2</text:p>
          </table:table-cell>
          <table:table-cell office:value-type="float" office:value="10.6" calcext:value-type="float">
            <text:p>10.6</text:p>
          </table:table-cell>
          <table:table-cell office:value-type="float" office:value="5.4" calcext:value-type="float">
            <text:p>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7:04:35.68892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2:54:39.623454680</meta:creation-date>
    <dc:date>2018-06-13T17:06:24.624160786</dc:date>
    <meta:editing-duration>PT34M42S</meta:editing-duration>
    <meta:editing-cycles>10</meta:editing-cycles>
    <meta:generator>LibreOffice/5.1.6.2$Linux_X86_64 LibreOffice_project/10m0$Build-2</meta:generator>
    <meta:document-statistic meta:table-count="1" meta:cell-count="1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71cm" svg:y="0.315cm" chart:style-name="ch2">
          <text:p>Average Time for 10 Processes</text:p>
        </chart:title>
        <chart:subtitle svg:x="6.357cm" svg:y="1.296cm" chart:style-name="ch3">
          <text:p>Timer Interrupt: 20</text:p>
        </chart:subtitle>
        <chart:legend chart:legend-position="end" svg:x="13.108cm" svg:y="3.44cm" style:legend-expansion="high" chart:style-name="ch4"/>
        <chart:plot-area chart:style-name="ch5" table:cell-range-address="turn.A8:turn.E10 turn.B7:turn.E7" chart:data-source-has-labels="both" svg:x="1.304cm" svg:y="2.133cm" svg:width="11.484cm" svg:height="6.687cm">
          <chartooo:coordinate-region svg:x="2.361cm" svg:y="2.336cm" svg:width="10.427cm" svg:height="5.83cm"/>
          <chart:axis chart:dimension="x" chart:name="primary-x" chart:style-name="ch6" chartooo:axis-type="auto">
            <chartooo:date-scale/>
            <chart:categories table:cell-range-address="turn.A8:turn.A10"/>
          </chart:axis>
          <chart:axis chart:dimension="y" chart:name="primary-y" chart:style-name="ch7">
            <chart:title svg:x="0.451cm" svg:y="5.886cm" chart:style-name="ch8">
              <text:p>Time</text:p>
            </chart:title>
            <chart:grid chart:style-name="ch9" chart:class="major"/>
          </chart:axis>
          <chart:series chart:style-name="ch10" chart:values-cell-range-address="turn.B8:turn.B10" chart:label-cell-address="turn.B7:turn.B7" chart:class="chart:bar">
            <chart:data-point chart:repeated="3"/>
          </chart:series>
          <chart:series chart:style-name="ch11" chart:values-cell-range-address="turn.C8:turn.C10" chart:label-cell-address="turn.C7:turn.C7" chart:class="chart:bar">
            <chart:data-point chart:repeated="3"/>
          </chart:series>
          <chart:series chart:style-name="ch12" chart:values-cell-range-address="turn.D8:turn.D10" chart:label-cell-address="turn.D7:turn.D7" chart:class="chart:bar">
            <chart:data-point chart:repeated="3"/>
          </chart:series>
          <chart:series chart:style-name="ch13" chart:values-cell-range-address="turn.E8:turn.E10" chart:label-cell-address="turn.E7:turn.E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turn.B7:turn.B7</svg:desc>
                </draw:g>
              </table:table-cell>
              <table:table-cell office:value-type="string">
                <text:p>Round-Robin</text:p>
                <draw:g>
                  <svg:desc>turn.C7:turn.C7</svg:desc>
                </draw:g>
              </table:table-cell>
              <table:table-cell office:value-type="string">
                <text:p>CFS 1</text:p>
                <draw:g>
                  <svg:desc>turn.D7:turn.D7</svg:desc>
                </draw:g>
              </table:table-cell>
              <table:table-cell office:value-type="string">
                <text:p>CFS 2</text:p>
                <draw:g>
                  <svg:desc>turn.E7:turn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it Time</text:p>
                <draw:g>
                  <svg:desc>turn.A8:turn.A10</svg:desc>
                </draw:g>
              </table:table-cell>
              <table:table-cell office:value-type="float" office:value="560">
                <text:p>560</text:p>
                <draw:g>
                  <svg:desc>turn.B8:turn.B10</svg:desc>
                </draw:g>
              </table:table-cell>
              <table:table-cell office:value-type="float" office:value="862">
                <text:p>862</text:p>
                <draw:g>
                  <svg:desc>turn.C8:turn.C10</svg:desc>
                </draw:g>
              </table:table-cell>
              <table:table-cell office:value-type="float" office:value="1365">
                <text:p>1365</text:p>
                <draw:g>
                  <svg:desc>turn.D8:turn.D10</svg:desc>
                </draw:g>
              </table:table-cell>
              <table:table-cell office:value-type="float" office:value="956">
                <text:p>956</text:p>
                <draw:g>
                  <svg:desc>turn.E8:turn.E10</svg:desc>
                </draw:g>
              </table:table-cell>
            </table:table-row>
            <table:table-row>
              <table:table-cell office:value-type="string">
                <text:p>Turnaround Time</text:p>
              </table:table-cell>
              <table:table-cell office:value-type="float" office:value="686.8">
                <text:p>686.8</text:p>
              </table:table-cell>
              <table:table-cell office:value-type="float" office:value="988.7">
                <text:p>988.7</text:p>
              </table:table-cell>
              <table:table-cell office:value-type="float" office:value="1492.3">
                <text:p>1492.3</text:p>
              </table:table-cell>
              <table:table-cell office:value-type="float" office:value="1083.2">
                <text:p>1083.2</text:p>
              </table:table-cell>
            </table:table-row>
            <table:table-row>
              <table:table-cell office:value-type="string">
                <text:p>Response Time</text:p>
              </table:table-cell>
              <table:table-cell office:value-type="float" office:value="554.8">
                <text:p>554.8</text:p>
              </table:table-cell>
              <table:table-cell office:value-type="float" office:value="81.2">
                <text:p>81.2</text:p>
              </table:table-cell>
              <table:table-cell office:value-type="float" office:value="10.6">
                <text:p>10.6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